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 : Openclassrooms PHP minichat</text:p>
      <text:p text:style-name="P1"/>
      <text:p text:style-name="P3">Files list :</text:p>
      <text:p text:style-name="P4"/>
      <text:p text:style-name="P2"><text:span text:style-name="T2">minichat.php</text:span><text:span text:style-name="T1"> : The file containing the php code of the minichat.</text:span></text:p>
      <text:p text:style-name="P5"/>
      <text:p text:style-name="P5"/>
      <text:p text:style-name="P4">minichat.php :</text:p>
      <text:p text:style-name="P4"><text:span text:style-name="T3"/></text:p>
      <text:p text:style-name="P4"><text:span text:style-name="T3">1) Program HTML forms for the nickname, message and submit button.</text:span></text:p>
      <text:p text:style-name="P6"/>
      <text:p text:style-name="P6">2) Connect to the SQL database.</text:p>
      <text:p text:style-name="P6"/>
      <text:p text:style-name="P6">3) Program the insert in the minichat SQL database of the form inputs. (posting a new message)</text:p>
      <text:p text:style-name="P6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31T13:21:57.02</meta:creation-date>
    <dc:date>2015-01-30T01:53:34.94</dc:date>
    <meta:editing-duration>P2DT9H49M58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7" meta:word-count="55" meta:character-count="318"/>
  </office:meta>
</office:document-meta>
</file>